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83000000DA43A0B72B7CB78917.png" manifest:media-type="image/png"/>
  <manifest:file-entry manifest:full-path="Pictures/10000200000006A6000003390F2818E21B6A236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rbel" svg:font-family="Corbel" style:font-family-generic="roman" style:font-pitch="variable"/>
    <style:font-face style:name="Corbel1" svg:font-family="Corbe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8in"/>
        </style:tab-stops>
      </style:paragraph-properties>
    </style:style>
    <style:style style:name="P2" style:family="paragraph" style:parent-style-name="Standard">
      <style:text-properties style:font-name="Corbel1" fo:font-size="12pt" officeooo:rsid="0012e00c" officeooo:paragraph-rsid="001e09b1" style:font-size-asian="12pt" style:font-size-complex="12pt"/>
    </style:style>
    <style:style style:name="P3" style:family="paragraph" style:parent-style-name="Standard">
      <style:text-properties style:font-name="Corbel1" fo:font-size="12pt" officeooo:rsid="00138eaa" officeooo:paragraph-rsid="001e09b1" style:font-size-asian="12pt" style:font-size-complex="12pt"/>
    </style:style>
    <style:style style:name="P4" style:family="paragraph" style:parent-style-name="Standard">
      <style:text-properties style:use-window-font-color="true" officeooo:paragraph-rsid="001e438c"/>
    </style:style>
    <style:style style:name="P5" style:family="paragraph" style:parent-style-name="Standard" style:master-page-name="Standard">
      <style:paragraph-properties style:page-number="auto"/>
      <style:text-properties officeooo:paragraph-rsid="001e09b1"/>
    </style:style>
    <style:style style:name="P6" style:family="paragraph" style:parent-style-name="Header">
      <style:paragraph-properties fo:text-align="end" style:justify-single-word="false"/>
    </style:style>
    <style:style style:name="T1" style:family="text">
      <style:text-properties fo:color="#006400" style:font-name="Corbel" fo:font-size="12pt" style:font-size-asian="12pt"/>
    </style:style>
    <style:style style:name="T2" style:family="text">
      <style:text-properties fo:color="#006400" fo:font-size="12pt" style:font-size-asian="12pt"/>
    </style:style>
    <style:style style:name="T3" style:family="text">
      <style:text-properties fo:color="#006400" style:font-name="Corbel1" fo:font-size="12pt" style:font-size-asian="12pt"/>
    </style:style>
    <style:style style:name="T4" style:family="text">
      <style:text-properties fo:color="#006400" style:font-name="Corbel1" fo:font-size="12pt" style:font-size-asian="12pt" style:font-size-complex="12pt"/>
    </style:style>
    <style:style style:name="T5" style:family="text">
      <style:text-properties fo:color="#006400" style:font-name="Corbel1" fo:font-size="12pt" officeooo:rsid="00138eaa" style:font-size-asian="12pt" style:font-size-complex="12pt"/>
    </style:style>
    <style:style style:name="T6" style:family="text">
      <style:text-properties fo:color="#006400" style:font-name="Corbel1"/>
    </style:style>
    <style:style style:name="T7" style:family="text">
      <style:text-properties fo:color="#006400"/>
    </style:style>
    <style:style style:name="T8" style:family="text">
      <style:text-properties officeooo:rsid="001582b4"/>
    </style:style>
    <style:style style:name="T9" style:family="text">
      <style:text-properties officeooo:rsid="0015b62c"/>
    </style:style>
    <style:style style:name="T10" style:family="text">
      <style:text-properties officeooo:rsid="00138eaa"/>
    </style:style>
    <style:style style:name="T11" style:family="text">
      <style:text-properties style:font-name="Corbel1" fo:font-size="12pt" style:font-size-asian="12pt" style:font-size-complex="12pt"/>
    </style:style>
    <style:style style:name="T12" style:family="text">
      <style:text-properties style:font-name="Corbel1" fo:font-size="12pt" officeooo:rsid="00138eaa" style:font-size-asian="12pt" style:font-size-complex="12pt"/>
    </style:style>
    <style:style style:name="T13" style:family="text">
      <style:text-properties style:font-name="Corbel1" fo:font-size="12pt" officeooo:rsid="00138eaa" style:font-size-asian="12pt" style:font-size-complex="12pt"/>
    </style:style>
    <style:style style:name="T14" style:family="text">
      <style:text-properties style:font-name="Corbel1" fo:font-size="12pt" officeooo:rsid="0015b62c" style:font-size-asian="12pt" style:font-size-complex="12pt"/>
    </style:style>
    <style:style style:name="T15" style:family="text">
      <style:text-properties style:font-name="Corbel1" fo:font-size="12pt" officeooo:rsid="0012e00c" style:font-size-asian="12pt" style:font-size-complex="12pt"/>
    </style:style>
    <style:style style:name="T16" style:family="text">
      <style:text-properties style:font-name="Corbel1" fo:font-size="12pt" officeooo:rsid="00122396" style:font-size-asian="12pt" style:font-size-complex="12pt"/>
    </style:style>
    <style:style style:name="T17" style:family="text">
      <style:text-properties style:font-name="Corbel1" fo:font-size="12pt" officeooo:rsid="001e09b1" style:font-size-asian="12pt" style:font-size-complex="12pt"/>
    </style:style>
    <style:style style:name="T18" style:family="text">
      <style:text-properties style:font-name="Corbel1" fo:font-size="12pt" officeooo:rsid="001e438c" style:font-size-asian="12pt" style:font-size-complex="12pt"/>
    </style:style>
    <style:style style:name="T19" style:family="text">
      <style:text-properties style:font-name="Corbel1" fo:font-size="12pt" officeooo:rsid="002208e3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ge" style:horizontal-pos="from-left" style:horizontal-rel="page-content" fo:background-color="transparent" draw:fill="none" draw:fill-color="#ffffff" fo:padding="0in" fo:border="none" style:mirror="none" fo:clip="rect(2.2425in, 0in, 2.4362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2">S</text:span><text:span text:style-name="T16">ingle-use </text:span><text:span text:style-name="T12">plastic </text:span><text:span text:style-name="T16">beverage bottles can be recycled by cutting them into long </text:span><text:span text:style-name="T14">strips</text:span><text:span text:style-name="T16"> </text:span><text:span text:style-name="T19">which </text:span><text:a xlink:type="simple" xlink:href="https://www.youtube.com/watch?v=GSBh77bjz_Q" text:style-name="Internet_20_link" text:visited-style-name="Visited_20_Internet_20_Link"><text:span text:style-name="T16">can be used a</text:span></text:a><text:a xlink:type="simple" xlink:href="https://www.youtube.com/watch?v=GSBh77bjz_Q" text:style-name="Internet_20_link" text:visited-style-name="Visited_20_Internet_20_Link"><text:span text:style-name="T19">ny</text:span></text:a><text:a xlink:type="simple" xlink:href="https://www.youtube.com/watch?v=GSBh77bjz_Q" text:style-name="Internet_20_link" text:visited-style-name="Visited_20_Internet_20_Link"><text:span text:style-name="T16"> number of ways</text:span></text:a><text:span text:style-name="T16">. </text:span><text:span text:style-name="T17">Pulling the strips </text:span><text:span text:style-name="T16">through a heated die </text:span><text:a xlink:type="simple" xlink:href="https://www.youtube.com/watch?v=uRQBmAABxKg&amp;t=8s" text:style-name="Internet_20_link" text:visited-style-name="Visited_20_Internet_20_Link"><text:span text:style-name="T16">to make them into 3</text:span></text:a><text:a xlink:type="simple" xlink:href="https://www.youtube.com/watch?v=uRQBmAABxKg&amp;t=8s" text:style-name="Internet_20_link" text:visited-style-name="Visited_20_Internet_20_Link"><text:span text:style-name="T17">D</text:span></text:a><text:a xlink:type="simple" xlink:href="https://www.youtube.com/watch?v=uRQBmAABxKg&amp;t=8s" text:style-name="Internet_20_link" text:visited-style-name="Visited_20_Internet_20_Link"><text:span text:style-name="T16"> printer filament</text:span></text:a><text:span text:style-name="T16"> </text:span><text:span text:style-name="T17">not only recycles the bottle, but up-cycles it</text:span><text:span text:style-name="T16">. </text:span><text:span text:style-name="T17">In the current state of the art </text:span><text:span text:style-name="T16">this is a manual process </text:span><text:span text:style-name="T17">whose </text:span><text:span text:style-name="T16">resulting filament isn’t economically competitive. </text:span><text:span text:style-name="T15">We</text:span><text:span text:style-name="T16"> envision an automated </text:span><text:span text:style-name="T18">pultrusion </text:span><text:span text:style-name="T17">process</text:span><text:span text:style-name="T16"> </text:span><text:span text:style-name="T17">that</text:span><text:span text:style-name="T16"> accepts unwashed 2-liter bottles and produces quality filament </text:span><text:span text:style-name="T17">with zero waste products</text:span><text:span text:style-name="T16">. This is a multi-stage process, including bottle washing, bottle preparation, </text:span><text:span text:style-name="T15">bottle cutting, strip pultrusion, filament winding, filament splicing, filament packaging and </text:span><text:span text:style-name="T17">byproduct processing</text:span><text:span text:style-name="T15">, <text:s/>Ev</text:span><text:span text:style-name="T16">ery stage is a candidate for automation. The design team </text:span><text:span text:style-name="T12">will</text:span><text:span text:style-name="T16"> consider </text:span><text:span text:style-name="T17">all stages </text:span><text:span text:style-name="T16">and select one or more to </text:span><text:span text:style-name="T15">advance toward full </text:span><text:span text:style-name="T16">automat</text:span><text:span text:style-name="T15">ion</text:span><text:span text:style-name="T16">. </text:span><text:span text:style-name="T15">The team will produce a prototype to demonstrate their technological advance.</text:span></text:p>
      <text:p text:style-name="P2">Green Ellipsis will <text:span text:style-name="T10">donate </text:span>$1000 <text:span text:style-name="T8">to the senior design program </text:span>for this project. Any funds not used by the design team will be donated to the senior design program. <text:span text:style-name="T10">Our in-house FDM 3D printing service will be available to the design team as well. </text:span></text:p>
      <text:p text:style-name="P3">Green Ellipsis <text:span text:style-name="T8">is a small St. Johns County company designing and manufacturing </text:span>for a sustainable economy, <text:span text:style-name="T9">and </text:span>specializing in additive manufacturing.</text:p>
      <text:p text:style-name="Standard"/>
      <text:p text:style-name="P4"><text:span text:style-name="T12">Brian Alano<text:line-break/>Owner, Green Ellipsis<text:line-break/></text:span><text:span text:style-name="T12">brian@greenellipsis.org<text:line-break/>(812) 320-1508</text:span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rbel" svg:font-family="Corbel" style:font-family-generic="roman" style:font-pitch="variable"/>
    <style:font-face style:name="Corbel1" svg:font-family="Corbe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fo:color="#006400" style:font-name="Corbel" fo:font-size="12pt" style:font-size-asian="12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ge" style:horizontal-pos="from-left" style:horizontal-rel="page-content" fo:background-color="transparent" draw:fill="none" draw:fill-color="#ffffff" fo:padding="0in" fo:border="none" style:mirror="none" fo:clip="rect(2.2425in, 0in, 2.4362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3in" fo:margin-bottom="0.5in" fo:margin-left="1in" fo:margin-right="0.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in" fo:margin-left="0in" fo:margin-right="0in" fo:margin-bottom="0.6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 19" text:anchor-type="char" svg:x="0.2992in" svg:width="1.7535in" svg:height="0.9862in" draw:z-index="1"><draw:image xlink:href="Pictures/1000000000000183000000DA43A0B72B7CB78917.png" xlink:type="simple" xlink:show="embed" xlink:actuate="onLoad" loext:mime-type="image/png"/></draw:frame><text:span text:style-name="MT1">Green Ellipsis</text:span></text:p>
        <text:p text:style-name="MP1"><text:span text:style-name="MT1">105 Julia St</text:span></text:p>
        <text:p text:style-name="MP1"><text:span text:style-name="MT1">St. Augustine, Florida 32084 <text:s text:c="6"/></text:span></text:p>
        <text:p text:style-name="MP1"><text:span text:style-name="MT1"/></text:p>
        <text:p text:style-name="MP1"><text:span text:style-name="MT1"><text:s text:c="13"/></text:span></text:p>
      </style:header>
      <style:footer>
        <text:p text:style-name="Footer"><draw:frame draw:style-name="Mfr2" draw:name="Picture 20" text:anchor-type="char" svg:x="-0.9882in" svg:y="10.2339in" svg:width="8.5283in" svg:height="0.7583in" draw:z-index="0"><draw:image xlink:href="Pictures/10000200000006A6000003390F2818E21B6A2361.png" xlink:type="simple" xlink:show="embed" xlink:actuate="onLoad" loext:mime-type="image/png"/></draw:frame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</meta:editing-cycles>
    <meta:creation-date>2022-06-24T23:27:06.742000000</meta:creation-date>
    <dc:date>2022-06-25T00:15:32.897000000</dc:date>
    <meta:editing-duration>PT48M25S</meta:editing-duration>
    <meta:generator>LibreOffice/6.2.5.2$Windows_X86_64 LibreOffice_project/1ec314fa52f458adc18c4f025c545a4e8b22c159</meta:generator>
    <meta:document-statistic meta:table-count="0" meta:image-count="2" meta:object-count="0" meta:page-count="1" meta:paragraph-count="9" meta:word-count="220" meta:character-count="1457" meta:non-whitespace-character-count="122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CoC and Handling Sheet.dotx" xlink:href=""/>
  </office:meta>
</office:document-meta>
</file>